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285in"/>
    </style:style>
    <style:style style:name="P1" style:family="paragraph" style:parent-style-name="Standard">
      <style:text-properties officeooo:rsid="00142884" officeooo:paragraph-rsid="00142884"/>
    </style:style>
    <style:style style:name="P2" style:family="paragraph" style:parent-style-name="Standard">
      <style:text-properties officeooo:rsid="0015adf0" officeooo:paragraph-rsid="0015adf0"/>
    </style:style>
    <style:style style:name="P3" style:family="paragraph" style:parent-style-name="Standard">
      <style:text-properties officeooo:rsid="001756ad" officeooo:paragraph-rsid="001756ad"/>
    </style:style>
    <style:style style:name="P4" style:family="paragraph" style:parent-style-name="Standard">
      <style:text-properties officeooo:rsid="001877e1" officeooo:paragraph-rsid="001877e1"/>
    </style:style>
    <style:style style:name="P5" style:family="paragraph" style:parent-style-name="Standard">
      <style:text-properties officeooo:rsid="001a0a05" officeooo:paragraph-rsid="001a0a05"/>
    </style:style>
    <style:style style:name="P6" style:family="paragraph" style:parent-style-name="Table_20_Contents">
      <style:text-properties officeooo:rsid="001a0a05" officeooo:paragraph-rsid="001a0a05"/>
    </style:style>
    <style:style style:name="P7" style:family="paragraph" style:parent-style-name="Table_20_Contents">
      <style:text-properties officeooo:rsid="001b2abb" officeooo:paragraph-rsid="001b2abb"/>
    </style:style>
    <style:style style:name="P8" style:family="paragraph" style:parent-style-name="Table_20_Contents">
      <style:text-properties officeooo:rsid="001b9dd1" officeooo:paragraph-rsid="001b9dd1"/>
    </style:style>
    <style:style style:name="P9" style:family="paragraph" style:parent-style-name="Table_20_Contents">
      <style:text-properties officeooo:rsid="001cc469" officeooo:paragraph-rsid="001cc469"/>
    </style:style>
    <style:style style:name="P10" style:family="paragraph" style:parent-style-name="Standard" style:master-page-name="First_20_Page">
      <style:paragraph-properties style:page-number="auto"/>
      <style:text-properties officeooo:rsid="00142884" officeooo:paragraph-rsid="00142884"/>
    </style:style>
    <style:style style:name="P11" style:family="paragraph" style:parent-style-name="Standard" style:list-style-name="L1">
      <style:text-properties officeooo:rsid="00142884" officeooo:paragraph-rsid="00142884"/>
    </style:style>
    <style:style style:name="P12" style:family="paragraph" style:parent-style-name="Standard" style:list-style-name="L2">
      <style:text-properties officeooo:rsid="0015adf0" officeooo:paragraph-rsid="0015adf0"/>
    </style:style>
    <style:style style:name="P13" style:family="paragraph" style:parent-style-name="Standard" style:list-style-name="L2">
      <style:text-properties officeooo:rsid="001756ad" officeooo:paragraph-rsid="001756ad"/>
    </style:style>
    <style:style style:name="P14" style:family="paragraph" style:parent-style-name="Standard" style:list-style-name="L3">
      <style:text-properties officeooo:rsid="001877e1" officeooo:paragraph-rsid="001877e1"/>
    </style:style>
    <style:style style:name="T1" style:family="text">
      <style:text-properties officeooo:rsid="001b9d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cept.</text:p>
      <text:list xml:id="list8864446879417022246" text:style-name="L1">
        <text:list-item>
          <text:p text:style-name="P11">Tank Battle is an open-world head-to-head tank combat game.</text:p>
        </text:list-item>
        <text:list-item>
          <text:p text:style-name="P11">The terrain will be used for tactical advantage.</text:p>
        </text:list-item>
        <text:list-item>
          <text:p text:style-name="P11">The focus will be on flow and feel.</text:p>
        </text:list-item>
      </text:list>
      <text:p text:style-name="P1"/>
      <text:p text:style-name="P2">Rules</text:p>
      <text:list xml:id="list3321160666752326987" text:style-name="L2">
        <text:list-item>
          <text:p text:style-name="P12">You can move anywhere in the terrain, which is surrounded by mountains</text:p>
        </text:list-item>
        <text:list-item>
          <text:p text:style-name="P12">Both players start with finite health and ammo.</text:p>
        </text:list-item>
        <text:list-item>
          <text:p text:style-name="P12">Each direct hit takes away health.</text:p>
        </text:list-item>
        <text:list-item>
          <text:p text:style-name="P13">The last player standing wins.</text:p>
        </text:list-item>
      </text:list>
      <text:p text:style-name="P3"/>
      <text:p text:style-name="P4">Requirements</text:p>
      <text:list xml:id="list4793544796078047328" text:style-name="L3">
        <text:list-item>
          <text:p text:style-name="P14">SFX</text:p>
          <text:list>
            <text:list-item>
              <text:p text:style-name="P14">Gun firing, explosion, barrel moving, turret moving, engine sound.</text:p>
            </text:list-item>
          </text:list>
        </text:list-item>
        <text:list-item>
          <text:p text:style-name="P14">Static Mesh</text:p>
          <text:list>
            <text:list-item>
              <text:p text:style-name="P14">Simple tank, compromising tracks, body, turret, and barrel.</text:p>
            </text:list-item>
          </text:list>
        </text:list-item>
        <text:list-item>
          <text:p text:style-name="P14">Textures</text:p>
          <text:list>
            <text:list-item>
              <text:p text:style-name="P14">Later on add for visual flare</text:p>
            </text:list-item>
          </text:list>
        </text:list-item>
        <text:list-item>
          <text:p text:style-name="P14">Music</text:p>
          <text:list>
            <text:list-item>
              <text:p text:style-name="P14">Background music to create tension</text:p>
            </text:list-item>
          </text:list>
        </text:list-item>
      </text:list>
      <text:p text:style-name="P4"/>
      <text:p text:style-name="P5">Virtual Control &amp; “Fly-by-wire”</text:p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Intention</text:p>
          </table:table-cell>
          <table:table-cell table:style-name="Table1.A1" office:value-type="string">
            <text:p text:style-name="P6">Manual Control</text:p>
          </table:table-cell>
          <table:table-cell table:style-name="Table1.A1" office:value-type="string">
            <text:p text:style-name="P6">Fly-by-Wire Control</text:p>
          </table:table-cell>
          <table:table-cell table:style-name="Table1.A1" office:value-type="string">
            <text:p text:style-name="P6">Actuators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Forward</text:p>
          </table:table-cell>
          <table:table-cell table:style-name="Table1.A2" office:value-type="string">
            <text:p text:style-name="P6">Symmetric <text:s/>Triggers</text:p>
          </table:table-cell>
          <table:table-cell table:style-name="Table1.A2" office:value-type="string">
            <text:p text:style-name="P6">Left Stick Forward or W Key</text:p>
          </table:table-cell>
          <table:table-cell table:style-name="Table1.A2" office:value-type="string">
            <text:p text:style-name="P6">Both Tracks Forward – Same Speed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ackward/Breaking</text:p>
          </table:table-cell>
          <table:table-cell table:style-name="Table1.A2" office:value-type="string">
            <text:p text:style-name="Table_20_Contents">Symmetric Bumpers</text:p>
          </table:table-cell>
          <table:table-cell table:style-name="Table1.A2" office:value-type="string">
            <text:p text:style-name="Table_20_Contents">Left Stick Backward or S Key</text:p>
          </table:table-cell>
          <table:table-cell table:style-name="Table1.A2" office:value-type="string">
            <text:p text:style-name="Table_20_Contents">Both Tracks Backwards – Same <text:s/>Speed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Soft Turn Left/Right </text:p>
          </table:table-cell>
          <table:table-cell table:style-name="Table1.A2" office:value-type="string">
            <text:p text:style-name="P7">Asymmetrical Trigger </text:p>
          </table:table-cell>
          <table:table-cell table:style-name="Table1.A2" office:value-type="string">
            <text:p text:style-name="P7"><text:span text:style-name="T1">Left Stick Forward Lean Left/Right or </text:span>A/<text:span text:style-name="T1">D + W/S</text:span></text:p>
          </table:table-cell>
          <table:table-cell table:style-name="Table1.A2" office:value-type="string">
            <text:p text:style-name="P7">Both Tracks Forward/Backward – One Track Slower Speed</text:p>
          </table:table-cell>
          <table:table-cell table:style-name="Table1.E2" office:value-type="string">
            <text:p text:style-name="P8">W + A</text:p>
            <text:p text:style-name="P8">W + D</text:p>
            <text:p text:style-name="P8">S + A</text:p>
            <text:p text:style-name="P8">S + D</text:p>
          </table:table-cell>
        </table:table-row>
        <table:table-row>
          <table:table-cell table:style-name="Table1.A2" office:value-type="string">
            <text:p text:style-name="P7">Pivot/<text:span text:style-name="T1">Hard Turn</text:span> Left/Right</text:p>
          </table:table-cell>
          <table:table-cell table:style-name="Table1.A2" office:value-type="string">
            <text:p text:style-name="P8">Trigger/Bumper Opposite Side</text:p>
          </table:table-cell>
          <table:table-cell table:style-name="Table1.A2" office:value-type="string">
            <text:p text:style-name="P8">Triggers + Left Stick, Vehicle Stopped A or D</text:p>
          </table:table-cell>
          <table:table-cell table:style-name="Table1.A2" office:value-type="string">
            <text:p text:style-name="P8">On Track Forward, One Track Backward</text:p>
          </table:table-cell>
          <table:table-cell table:style-name="Table1.E2" office:value-type="string">
            <text:p text:style-name="P8">A</text:p>
            <text:p text:style-name="P8">D</text:p>
          </table:table-cell>
        </table:table-row>
        <table:table-row table:style-name="Table1.6">
          <table:table-cell table:style-name="Table1.A2" office:value-type="string">
            <text:p text:style-name="P9">Rotate Turret</text:p>
          </table:table-cell>
          <table:table-cell table:style-name="Table1.A2" office:value-type="string">
            <text:p text:style-name="P9">N/A</text:p>
          </table:table-cell>
          <table:table-cell table:style-name="Table1.A2" office:value-type="string">
            <text:p text:style-name="P9">Look/Aim Right Stick or Mouse</text:p>
          </table:table-cell>
          <table:table-cell table:style-name="Table1.A2" office:value-type="string">
            <text:p text:style-name="P9">Turret Rotator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9">Elevate Barrel</text:p>
          </table:table-cell>
          <table:table-cell table:style-name="Table1.A2" office:value-type="string">
            <text:p text:style-name="P9">N/A</text:p>
          </table:table-cell>
          <table:table-cell table:style-name="Table1.A2" office:value-type="string">
            <text:p text:style-name="P9">Look/Aim Right Stick or Mouse</text:p>
          </table:table-cell>
          <table:table-cell table:style-name="Table1.A2" office:value-type="string">
            <text:p text:style-name="P9">Barrel Elevator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8:05:08.843516485</meta:creation-date>
    <dc:date>2017-01-28T15:23:06.005833361</dc:date>
    <meta:editing-duration>PT43M13S</meta:editing-duration>
    <meta:editing-cycles>8</meta:editing-cycles>
    <meta:generator>LibreOffice/5.1.4.2$Linux_X86_64 LibreOffice_project/10m0$Build-2</meta:generator>
    <meta:document-statistic meta:table-count="1" meta:image-count="0" meta:object-count="0" meta:page-count="1" meta:paragraph-count="53" meta:word-count="221" meta:character-count="1261" meta:non-whitespace-character-count="1101"/>
  </office:meta>
</office:document-meta>
</file>